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965in" fo:text-align="start" style:justify-single-word="false"/>
      <style:text-properties style:font-name="DejaVu Serif" fo:font-size="18pt" style:font-size-asian="18pt" style:font-size-complex="18pt"/>
    </style:style>
    <style:style style:name="P2" style:family="paragraph" style:parent-style-name="Standard">
      <style:paragraph-properties fo:text-align="start" style:justify-single-word="false"/>
      <style:text-properties style:font-name="DejaVu Serif" fo:font-size="7.5pt" style:font-size-asian="7.5pt" style:font-size-complex="7.5pt"/>
    </style:style>
    <style:style style:name="P3" style:family="paragraph" style:parent-style-name="Standard">
      <style:paragraph-properties fo:text-align="start" style:justify-single-word="false"/>
      <style:text-properties style:font-name="DejaVu Serif" fo:font-size="9pt" style:font-size-asian="9pt" style:font-size-complex="9pt"/>
    </style:style>
    <style:style style:name="P4" style:family="paragraph" style:parent-style-name="Standard">
      <style:text-properties fo:font-size="9pt" style:font-size-asian="9pt" style:font-size-complex="9pt"/>
    </style:style>
    <style:style style:name="P5" style:family="paragraph" style:parent-style-name="Standard">
      <style:paragraph-properties fo:text-align="start" style:justify-single-word="false"/>
      <style:text-properties fo:font-size="9pt" style:font-size-asian="9pt" style:font-size-complex="9pt"/>
    </style:style>
    <style:style style:name="P6" style:family="paragraph" style:parent-style-name="Standard">
      <style:text-properties fo:color="#000000" style:font-name="DejaVu Serif" fo:font-size="7.5pt" style:font-name-asian="DejaVu Serif" style:font-size-asian="7.5pt" style:font-size-complex="7.5pt"/>
    </style:style>
    <style:style style:name="P7" style:family="paragraph" style:parent-style-name="Standard">
      <style:paragraph-properties fo:text-align="start" style:justify-single-word="false"/>
      <style:text-properties style:font-name="DejaVu Serif" fo:font-size="7.5pt" fo:font-weight="bold" style:font-size-asian="7.5pt" style:font-weight-asian="bold" style:font-size-complex="7.5pt" style:font-weight-complex="bold"/>
    </style:style>
    <style:style style:name="T1" style:family="text">
      <style:text-properties style:font-name="DejaVu Serif"/>
    </style:style>
    <style:style style:name="T2" style:family="text">
      <style:text-properties style:font-name="DejaVu Serif" fo:font-size="7.5pt" style:font-size-asian="7.5pt" style:font-size-complex="7.5pt"/>
    </style:style>
    <style:style style:name="T3" style:family="text">
      <style:text-properties style:font-name="DejaVu Serif"/>
    </style:style>
    <style:style style:name="T4" style:family="text">
      <style:text-properties style:font-name="DejaVu Serif"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shop<text:line-break/>process</text:p>
      <text:p text:style-name="P4"><text:span text:style-name="T1">Monday and Tuesday were dedicated to OSP and workshop presentation.</text:span></text:p>
      <text:p text:style-name="P3">We based our talk about OSP on <text:s/>project and workshop that were linked to the Typojanchi workshop.</text:p>
      <text:p text:style-name="P3">Virtual machines were set up and the participants had their first steps into this environemment, combining the command line, paths to files, and exploring new tools. We finished off the day with a dry run of the Tesseract program, our first way into Optical Character Recognition.</text:p>
      <text:p text:style-name="P3"/>
      <text:p text:style-name="P3">We built image samples on Wednesay that brought us to the first steps of the Tesseract training proccess.</text:p>
      <text:p text:style-name="P3"/>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From there, the workshop process and the chronological steps we had planned, went out the window and forced us into a nice switch.</text:span></text:p>
      <text:p text:style-name="P3">We needed to find a way to customise our virtual machines to enable Korean character writing. This was essential for the first steps of the training process during which we match coordinates on a picture to a unicode character. </text:p>
      <text:p text:style-name="P3">The menus and all of the interfaces on the machines were switched to a language that none of the OSPs could understand, obliging the participants to explain what was happening in the menus, dialog, etc.! <text:span text:style-name="T4">The language and dual alphabets issue was definitely a good way of forcing the roles to change, flipping skills with knowledge!</text:span></text:p>
      <text:p text:style-name="P7"/>
      <text:p text:style-name="P2"/>
      <text:p text:style-name="P2"/>
      <text:p text:style-name="P2"/>
      <text:p text:style-name="P2"/>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8272in" fo:margin-bottom="1.6535in" fo:margin-left="0.5902in" fo:margin-right="1.1811in" style:shadow="none" fo:background-color="transparent" style:writing-mode="lr-tb" style:footnote-max-height="0in">
        <style:background-image/>
        <style:columns fo:column-count="2">
          <style:column style:rel-width="2920*" fo:start-indent="0in" fo:end-indent="0.098in"/>
          <style:column style:rel-width="2920*"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3.5$Linux_X86_64 LibreOffice_project/350m1$Build-2</meta:generator>
    <dc:date>2013-10-04T13:54:17</dc:date>
    <meta:editing-duration>PT1M9S</meta:editing-duration>
    <meta:editing-cycles>4</meta:editing-cycles>
    <dc:creator>Ludi </dc:creator>
    <meta:document-statistic meta:table-count="0" meta:image-count="0" meta:object-count="0" meta:page-count="1" meta:paragraph-count="8" meta:word-count="211" meta:character-count="1254" meta:non-whitespace-character-count="1049"/>
  </office:meta>
</office:document-meta>
</file>